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ZingLaserCutter">
        <draw:path draw:style-name="gr1" draw:text-style-name="P1" draw:layer="layout" svg:width="4.049cm" svg:height="4.049cm" svg:x="33cm" svg:y="9.3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4.049cm" svg:height="4.049cm" svg:x="33cm" svg:y="4.8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4.049cm" svg:height="4.049cm" svg:x="29.625cm" svg:y="4.8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4.049cm" svg:height="4.049cm" svg:x="29.625cm" svg:y="9.3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7.574cm" svg:height="1.349cm" svg:x="30.975cm" svg:y="14.1cm" svg:viewBox="0 0 7575 1350" svg:d="m7575 1350h-7575v-135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 23 0 49 2 75 5z">
          <text:p/>
        </draw:path>
        <draw:path draw:style-name="gr1" draw:text-style-name="P1" draw:layer="layout" svg:width="11.549cm" svg:height="14.549cm" svg:x="18.75cm" svg:y="0.3cm" svg:viewBox="0 0 11550 14550" svg:d="m3300 13800c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35-6 51-36 62-75 22-85 13-213 88-225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6 40 46 56 95 66 84 17 194 14 205 84s-161 80-150 150c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h-4c-1 0-3 1-4 0h-4c-1 0-2 0-3-1-3 0-5-1-7-2s-3-1-4-2c-2-1-4-3-6-4l-3-3-3-3-6-6c-1-1-2-3-3-4-1-2-3-5-5-7-1-2-2-3-2-4-1-2-2-3-3-5-1-1-2-3-2-4-4-6-7-12-10-18-1-2-2-3-2-5-2-2-3-5-4-7-20-40-40-81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-19-39-39-78-72-75h-3c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6-35-36-51-75-62v0c-85-22-213-13-225-88z">
          <text:p/>
        </draw:path>
        <draw:path draw:style-name="gr1" draw:text-style-name="P1" draw:layer="layout" svg:width="1.349cm" svg:height="10.499cm" svg:x="36.375cm" svg:y="1.2cm" svg:viewBox="0 0 1350 10500" svg:d="m0 10500c0-112 40-282 150-300 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h1350v10500z">
          <text:p/>
        </draw:path>
        <draw:path draw:style-name="gr1" draw:text-style-name="P1" draw:layer="layout" svg:width="1.349cm" svg:height="10.499cm" svg:x="37.875cm" svg:y="1.2cm" svg:viewBox="0 0 1350 10500" svg:d="m0 10500v-10500h1350c0 112-40 282-150 300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z">
          <text:p/>
        </draw:path>
        <draw:path draw:style-name="gr1" draw:text-style-name="P1" draw:layer="layout" svg:width="7.574cm" svg:height="1.349cm" svg:x="30.975cm" svg:y="15.525cm" svg:viewBox="0 0 7575 1350" svg:d="m7575 1345c-26 3-52 5-75 5-112 0-282-40-300-150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v-1350h7575z">
          <text:p/>
        </draw:path>
        <draw:path draw:style-name="gr1" draw:text-style-name="P1" draw:layer="layout" svg:width="32.999cm" svg:height="1.349cm" svg:x="0.225cm" svg:y="16.2cm" svg:viewBox="0 0 33000 1350" svg:d="m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v1350h-33000v-1350c112 0 282 40 300 150z">
          <text:p/>
        </draw:path>
        <draw:path draw:style-name="gr1" draw:text-style-name="P1" draw:layer="layout" svg:width="4.049cm" svg:height="4.049cm" svg:x="33.001cm" svg:y="0.3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4.049cm" svg:height="4.049cm" svg:x="29.626cm" svg:y="0.3cm" svg:viewBox="0 0 4050 4050" svg:d="m600 3600c110-18 40-282 150-300 70-11 80 161 150 150 110-18 150-188 150-300s-40-282-150-300c-70-11-80 161-150 150-110-18-40-282-150-300-70-11-80 161-150 150-110-18-40-282-150-300-70-11-80 161-150 150-110-18-150-188-150-300s40-282 150-300c70-11 80 161 150 150 110-18 40-282 150-300 70-11 80 161 150 150 110-18 40-282 150-300 70-11 80 161 150 150 110-18 150-188 150-300s-40-282-150-300c-70-11-80 161-150 150-110-18-40-282-150-300-70-11-80 161-150 150-110-18-40-282-150-300-70-11-80 161-150 150-110-18-150-188-150-300s40-282 150-300c70-11 80 161 150 150 110-18 40-282 150-300 35-5 55 35 75 75-40 20-80 40-75 75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6 35-35 55-75 75-20-40-40-80-75-75-110 18-40 282-150 300-70 11-80-161-150-150-110 18-150 188-150 300s40 282 150 300c70 11 80-161 150-150 110 18 40 282 150 300 70 11 80-161 150-150 110 18 40 282 150 300 70 11 80-161 150-150 110 18 150 188 150 300s-40 282-150 300c-70 11-80-161-150-150-110 18-40 282-150 300-70 11-80-161-150-150-110 18-40 282-150 300-70 11-80-161-150-150-110 18-150 188-150 300s40 282 150 300c70 11 80-161 150-150 110 18 40 282 150 300 70 11 80-161 150-150 110 18 40 282 150 300 70 11 80-161 150-150 110 18 150 188 150 300s-40 282-150 300c-70 11-80-161-150-150-110 18-40 282-150 300-35 6-55-35-75-75 40-20 81-40 75-75-18-110-282-40-300-150-11-70 161-80 150-150-18-110-188-150-300-150s-282 40-300 150c-11 70 161 80 150 150-18 110-282 40-300 150-11 70 161 80 150 150-18 110-282 40-300 150-11 70 161 80 150 150-18 110-188 150-300 150s-282-40-300-150c-11-70 161-80 150-150-18-110-282-40-300-150-11-70 161-80 150-150-18-110-282-40-300-150-11-70 161-80 150-150-18-110-188-150-300-150s-282 40-300 150c-11 70 161 80 150 150-18 110-282 40-300 150-11 70 161 80 150 150-18 110-282 40-300 150-11 70 161 80 150 150-18 110-188 150-300 150s-282-40-300-150c-11-70 161-80 150-150-18-110-282-40-300-150-5-35 35-55 75-75 20 40 40 81 75 75z">
          <text:p/>
        </draw:path>
        <draw:path draw:style-name="gr1" draw:text-style-name="P1" draw:layer="layout" svg:width="15.599cm" svg:height="1.049cm" svg:x="0.225cm" svg:y="1.7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45cm" svg:height="1.049cm" draw:transform="rotate (1.5707963267946) translate (1.5750000000012cm 15.9755063146495cm)" svg:viewBox="0 0 15451 1050" svg:d="m151 330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45cm" svg:height="1.049cm" draw:transform="rotate (1.5707963267946) translate (4.5750000000012cm 15.9755063146495cm)" svg:viewBox="0 0 15451 1050" svg:d="m151 930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45cm" svg:height="1.049cm" draw:transform="rotate (1.5707963267946) translate (9.0750000000012cm 15.9755063146495cm)" svg:viewBox="0 0 15451 1050" svg:d="m151 1830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45cm" svg:height="1.049cm" draw:transform="rotate (1.5707963267946) translate (15.0750000000012cm 15.9755063146495cm)" svg:viewBox="0 0 15451 1050" svg:d="m151 3030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45cm" svg:height="1.049cm" draw:transform="rotate (1.5707963267946) translate (0.0750000000012022cm 15.9755063146495cm)" svg:viewBox="0 0 15451 1050" svg:d="m151 30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599cm" svg:height="1.049cm" svg:x="0.225cm" svg:y="4.7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599cm" svg:height="1.049cm" svg:x="0.225cm" svg:y="15.2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599cm" svg:height="1.049cm" svg:x="0.225cm" svg:y="0.2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599cm" svg:height="1.049cm" svg:x="0.225cm" svg:y="13.7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  <draw:path draw:style-name="gr1" draw:text-style-name="P1" draw:layer="layout" svg:width="15.599cm" svg:height="1.049cm" svg:x="0.225cm" svg:y="10.725cm" svg:viewBox="0 0 15600 1050" svg:d="m0 0c112 0 282 40 300 150 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 11 70-161 80-150 150 18 110 188 150 300 150s282-40 300-150c11-70-161-80-150-150 18-110 282-40 300-150 11-70-161-80-150-150 18-110 282-40 300-150 11-70-161-80-150-150 18-110 188-150 300-150s282 40 300 150c11 70-161 80-150 150 18 110 282 40 300 150 11 70-161 80-150 150 18 110 282 40 300 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4cm" fo:page-height="3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ingLaserCutter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2T07:19:13.48</meta:creation-date>
    <dc:title>ZingLaserCutter</dc:title>
    <meta:editing-duration>PT00H52M06S</meta:editing-duration>
    <meta:editing-cycles>5</meta:editing-cycles>
    <meta:generator>OpenOffice.org/3.2$Win32 OpenOffice.org_project/320m18$Build-9502</meta:generator>
    <meta:initial-creator>Crab</meta:initial-creator>
    <dc:date>2011-02-13T19:18:22.47</dc:date>
    <meta:document-statistic meta:object-count="23"/>
    <meta:template xlink:type="simple" xlink:actuate="onRequest" xlink:title="ZingLaserCutter" xlink:href="../../../../../Users/proprietaire/AppData/Roaming/OpenOffice.org/3/user/template/ZingLaserCutter.otg" meta:date="2011-02-02T07:19:14"/>
  </office:meta>
</office:document-meta>
</file>